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sley van der Klomp</text:p>
      <text:p text:style-name="Standard">March 23, 2009</text:p>
      <text:p text:style-name="Standard">Program 5-3</text:p>
      <text:p text:style-name="Standard"/>
      <text:p text:style-name="Standard"/>
      <text:p text:style-name="Standard"/>
      <text:p text:style-name="P1">Flowchart:</text:p>
      <text:p text:style-name="P1"><draw:custom-shape text:anchor-type="paragraph" draw:z-index="0" draw:style-name="gr1" svg:width="1.698in" svg:height="0.5835in" svg:x="0.0091in" svg:y="0.5071in"><text:p><text:s text:c="11"/><text:tab/> <text:s text:c="2"/>Start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" draw:style-name="gr1" svg:width="1.9169in" svg:height="0.5004in" svg:x="0.0091in" svg:y="1.3193in"><text:p><text:s text:c="3"/>Display info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" draw:style-name="gr1" svg:width="1.8858in" svg:height="0.6461in" svg:x="0.0299in" svg:y="2.0382in"><text:p><text:tab/><text:tab/>While Loop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1" svg:width="1.948in" svg:height="0.4795in" svg:x="-0.0118in" svg:y="2.8717in"><text:p><text:s text:c="2"/>Display results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4" draw:style-name="gr1" svg:width="1.698in" svg:height="0.5941in" svg:x="0.0091in" svg:y="3.5382in"><text:p><text:tab/> <text:s text:c="2"/>Stop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5" draw:style-name="gr1" svg:width="1.7295in" svg:height="0.4689in" svg:x="2.7071in" svg:y="1.8819in"><text:p><text:s/><text:tab/>Calculat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1" svg:width="1.6358in" svg:height="0.4276in" svg:x="2.7173in" svg:y="2.4965in"><text:p><text:s text:c="6"/>Display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7" draw:style-name="gr2" draw:text-style-name="P2" svg:x1="0.8634in" svg:y1="1.0902in" svg:x2="0.8843in" svg:y2="3.5382in"><text:p/></draw:line><draw:line text:anchor-type="paragraph" draw:z-index="8" draw:style-name="gr3" draw:text-style-name="P2" svg:x1="1.7799in" svg:y1="2.0382in" svg:x2="2.7071in" svg:y2="2.0484in"><text:p/></draw:line><draw:line text:anchor-type="paragraph" draw:z-index="9" draw:style-name="gr3" draw:text-style-name="P2" svg:x1="1.9154in" svg:y1="2.6839in" svg:x2="2.8843in" svg:y2="2.6941in"><text:p/></draw:line><draw:line text:anchor-type="paragraph" draw:z-index="10" draw:style-name="gr3" draw:text-style-name="P2" svg:x1="3.6445in" svg:y1="2.4965in" svg:x2="3.6445in" svg:y2="2.3508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23T16:48:42.89</meta:creation-date>
    <meta:document-statistic meta:table-count="0" meta:image-count="0" meta:object-count="0" meta:page-count="1" meta:paragraph-count="4" meta:word-count="10" meta:character-count="55"/>
    <dc:date>2009-03-23T17:03:51.85</dc:date>
    <meta:editing-duration>PT00H15M09S</meta:editing-duration>
    <meta:editing-cycles>1</meta:editing-cycles>
    <meta:generator>OpenOffice.org/3.0$Win32 OpenOffice.org_project/300m9$Build-9358</meta:generator>
  </office:meta>
</office:document-meta>
</file>